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  <style:paragraph-properties style:writing-mode="lr-tb"/>
    </style:style>
    <style:style style:name="gr2" style:family="graphic" style:parent-style-name="objectwithoutfill">
      <style:graphic-properties draw:stroke="dash" draw:stroke-dash="Fine_20_Dotted" draw:marker-start="Arrow" draw:marker-start-width="0.4cm" draw:marker-end="Arrow" draw:marker-end-width="0.3cm" draw:fill="none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849cm"/>
      <style:paragraph-properties style:writing-mode="lr-tb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95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hyphenate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2.3cm" svg:x="1.9cm" svg:y="3.4cm">
          <text:p text:style-name="P1">ESP</text:p>
        </draw:rect>
        <draw:line draw:style-name="gr2" draw:text-style-name="P3" draw:layer="layout" svg:x1="5.6cm" svg:y1="4.5cm" svg:x2="14.1cm" svg:y2="2.5cm">
          <text:p text:style-name="P1">Wifi</text:p>
        </draw:line>
        <draw:frame draw:style-name="gr3" draw:text-style-name="P4" draw:layer="layout" svg:width="4.9cm" svg:height="3.099cm" svg:x="14.5cm" svg:y="1.5cm">
          <draw:text-box>
            <text:p>NTP<text:line-break/>E-Meter</text:p>
            <text:p>Inverter</text:p>
            <text:p/>
          </draw:text-box>
        </draw:frame>
        <draw:rect draw:style-name="gr1" draw:text-style-name="P2" draw:layer="layout" svg:width="4.4cm" svg:height="4cm" svg:x="7.9cm" svg:y="6.7cm">
          <text:p text:style-name="P1">Battery<text:line-break/>+<text:line-break/>BMS</text:p>
        </draw:rect>
        <draw:polyline draw:style-name="gr4" draw:text-style-name="P5" draw:layer="layout" svg:width="4.799cm" svg:height="3.499cm" svg:x="3cm" svg:y="5.7cm" svg:viewBox="0 0 4800 3500" draw:points="0,0 100,3500 4800,3500">
          <text:p/>
        </draw:polyline>
        <draw:rect draw:style-name="gr1" draw:text-style-name="P2" draw:layer="layout" svg:width="4.7cm" svg:height="5.1cm" svg:x="3.838cm" svg:y="13cm">
          <text:p text:style-name="P1">Automatic</text:p>
          <text:p text:style-name="P1">Charger</text:p>
          <text:p text:style-name="P1">suitable for </text:p>
          <text:p text:style-name="P1">Battery</text:p>
          <text:p text:style-name="P1">(Independent </text:p>
          <text:p text:style-name="P1">charge control)</text:p>
        </draw:rect>
        <draw:rect draw:style-name="gr1" draw:text-style-name="P2" draw:layer="layout" svg:width="4.7cm" svg:height="2.8cm" svg:x="11.538cm" svg:y="15.3cm">
          <text:p text:style-name="P1">Inverter</text:p>
          <text:p text:style-name="P1">(grid </text:p>
          <text:p text:style-name="P1">synchronous)</text:p>
        </draw:rect>
        <draw:polyline draw:style-name="gr5" draw:text-style-name="P5" draw:layer="layout" svg:width="3.499cm" svg:height="4.299cm" svg:x="10.725cm" svg:y="11cm" svg:viewBox="0 0 3500 4300" draw:points="0,0 0,1400 3500,1400 3500,4300">
          <text:p/>
        </draw:polyline>
        <draw:polyline draw:style-name="gr5" draw:text-style-name="P5" draw:layer="layout" svg:width="3.524cm" svg:height="1.999cm" svg:x="6.1cm" svg:y="11cm" svg:viewBox="0 0 3525 2000" draw:points="3525,0 3525,1400 25,1400 0,2000">
          <text:p/>
        </draw:polyline>
        <draw:rect draw:style-name="gr1" draw:text-style-name="P2" draw:layer="layout" svg:width="4.6cm" svg:height="0.7cm" svg:x="7.9cm" svg:y="11.3cm">
          <text:p text:style-name="P1">Fuse+Breaker</text:p>
        </draw:rect>
        <draw:polyline draw:style-name="gr5" draw:text-style-name="P5" draw:layer="layout" svg:width="3.299cm" svg:height="1.999cm" svg:x="10.738cm" svg:y="18.1cm" svg:viewBox="0 0 3300 2000" draw:points="3300,0 3300,2000 0,2000">
          <text:p/>
        </draw:polyline>
        <draw:polyline draw:style-name="gr5" draw:text-style-name="P5" draw:layer="layout" svg:width="3.399cm" svg:height="1.999cm" svg:x="6.138cm" svg:y="18.1cm" svg:viewBox="0 0 3400 2000" draw:points="0,0 0,2000 3400,2000">
          <text:p/>
        </draw:polyline>
        <draw:frame draw:style-name="gr6" draw:text-style-name="P4" draw:layer="layout" svg:width="5.7cm" svg:height="0.963cm" svg:x="7.438cm" svg:y="18.737cm">
          <draw:text-box>
            <text:p>Relais2, Mode</text:p>
          </draw:text-box>
        </draw:frame>
        <draw:polyline draw:style-name="gr5" draw:text-style-name="P5" draw:layer="layout" svg:width="3.199cm" svg:height="1.499cm" svg:x="6.238cm" svg:y="22.9cm" svg:viewBox="0 0 3200 1500" draw:points="0,1500 0,0 3200,0">
          <text:p/>
        </draw:polyline>
        <draw:line draw:style-name="gr5" draw:text-style-name="P5" draw:layer="layout" svg:x1="10.738cm" svg:y1="22.9cm" svg:x2="14.038cm" svg:y2="22.9cm">
          <text:p/>
        </draw:line>
        <draw:polyline draw:style-name="gr5" draw:text-style-name="P5" draw:layer="layout" svg:width="2.399cm" svg:height="3.399cm" svg:x="8.938cm" svg:y="19.8cm" svg:viewBox="0 0 2400 3400" draw:points="0,0 1200,1000 1200,2200 2400,3400">
          <text:p/>
        </draw:polyline>
        <draw:frame draw:style-name="gr6" draw:text-style-name="P4" draw:layer="layout" svg:width="5.7cm" svg:height="0.963cm" svg:x="7.538cm" svg:y="23.237cm">
          <draw:text-box>
            <text:p>Relais1, On/Off</text:p>
          </draw:text-box>
        </draw:frame>
        <draw:frame draw:style-name="gr6" draw:text-style-name="P4" draw:layer="layout" svg:width="5.8cm" svg:height="0.963cm" svg:x="3.3cm" svg:y="27.4cm">
          <draw:text-box>
            <text:p>Home power grid</text:p>
          </draw:text-box>
        </draw:frame>
        <draw:frame draw:style-name="gr3" draw:text-style-name="P4" draw:layer="layout" svg:width="7cm" svg:height="3.099cm" svg:x="12.5cm" svg:y="20.236cm">
          <draw:text-box>
            <text:p>AC relays switch</text:p>
            <text:p>two-phase!</text:p>
            <text:p>Observe potentials!</text:p>
          </draw:text-box>
        </draw:frame>
        <draw:rect draw:style-name="gr1" draw:text-style-name="P2" draw:layer="layout" svg:width="3.2cm" svg:height="2.9cm" svg:x="3.9cm" svg:y="7.5cm">
          <text:p text:style-name="P6">Multiplexer</text:p>
          <text:p text:style-name="P6">+</text:p>
          <text:p text:style-name="P6">Measure</text:p>
        </draw:rect>
        <draw:polyline draw:style-name="gr4" draw:text-style-name="P5" draw:layer="layout" svg:width="5.099cm" svg:height="15.699cm" svg:x="2.5cm" svg:y="5.7cm" svg:viewBox="0 0 5100 15700" draw:points="0,0 200,15700 5100,15700">
          <text:p/>
        </draw:polyline>
        <draw:frame draw:style-name="gr7" draw:text-style-name="P4" draw:layer="layout" svg:width="7.3cm" svg:height="3.9cm" svg:x="12.7cm" svg:y="7.1cm">
          <draw:text-box>
            <text:p>Batterypacks need to have a BMS with low, overcharge and short-circuit protection.</text:p>
          </draw:text-box>
        </draw:frame>
        <draw:line draw:style-name="gr2" draw:text-style-name="P3" draw:layer="layout" svg:x1="5.6cm" svg:y1="4.508cm" svg:x2="14.4cm" svg:y2="5.5cm">
          <text:p text:style-name="P1">Wifi</text:p>
        </draw:line>
        <draw:frame draw:style-name="gr8" draw:text-style-name="P4" draw:layer="layout" svg:width="4.9cm" svg:height="1.201cm" svg:x="14.5cm" svg:y="4.9cm">
          <draw:text-box>
            <text:p>Webinterface</text:p>
          </draw:text-box>
        </draw:frame>
        <draw:rect draw:style-name="gr1" draw:text-style-name="P2" draw:layer="layout" svg:width="4.4cm" svg:height="4cm" svg:x="8.3cm" svg:y="7cm">
          <text:p text:style-name="P1">Battery or<text:line-break/>Batterypack<text:line-break/>+<text:line-break/>BMS</text:p>
        </draw:rect>
        <draw:rect draw:style-name="gr1" draw:text-style-name="P2" draw:layer="layout" svg:width="4.7cm" svg:height="1.6cm" svg:x="4cm" svg:y="24.5cm">
          <text:p text:style-name="P1">Powermeter</text:p>
        </draw:rect>
        <draw:line draw:style-name="gr5" draw:text-style-name="P5" draw:layer="layout" svg:x1="6.2cm" svg:y1="26.2cm" svg:x2="6.2cm" svg:y2="27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3T22:04:42.27</meta:creation-date>
    <dc:date>2024-08-24T23:03:16.386000000</dc:date>
    <meta:editing-duration>PT1H25M10S</meta:editing-duration>
    <meta:editing-cycles>68</meta:editing-cycles>
    <meta:generator>LibreOffice/7.4.7.2$Windows_X86_64 LibreOffice_project/723314e595e8007d3cf785c16538505a1c878ca5</meta:generator>
    <meta:document-statistic meta:object-count="27"/>
  </office:meta>
</office:document-meta>
</file>